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9653" officeooo:paragraph-rsid="000e9653"/>
    </style:style>
    <style:style style:name="P2" style:family="paragraph" style:parent-style-name="Standard">
      <style:text-properties officeooo:paragraph-rsid="000e9653"/>
    </style:style>
    <style:style style:name="P3" style:family="paragraph" style:parent-style-name="Standard">
      <style:text-properties officeooo:rsid="0010877f" officeooo:paragraph-rsid="0010877f"/>
    </style:style>
    <style:style style:name="P4" style:family="paragraph" style:parent-style-name="Standard">
      <style:paragraph-properties fo:text-align="center" style:justify-single-word="false"/>
      <style:text-properties officeooo:rsid="0010877f" officeooo:paragraph-rsid="0010877f"/>
    </style:style>
    <style:style style:name="P5" style:family="paragraph" style:parent-style-name="Standard">
      <style:paragraph-properties fo:text-align="end" style:justify-single-word="false"/>
      <style:text-properties officeooo:rsid="0010877f" officeooo:paragraph-rsid="0010877f"/>
    </style:style>
    <style:style style:name="P6" style:family="paragraph" style:parent-style-name="Standard">
      <style:paragraph-properties fo:text-align="center" style:justify-single-word="false"/>
      <style:text-properties fo:font-size="8pt" officeooo:rsid="00133b6a" officeooo:paragraph-rsid="00133b6a" style:font-size-asian="7pt" style:font-size-complex="8pt"/>
    </style:style>
    <style:style style:name="P7" style:family="paragraph" style:parent-style-name="Predeterminado">
      <style:text-properties style:font-name="Liberation Serif" fo:font-size="12pt" officeooo:rsid="001162b7" officeooo:paragraph-rsid="001162b7" style:font-size-asian="12pt" style:font-size-complex="12pt"/>
    </style:style>
    <style:style style:name="P8" style:family="paragraph" style:parent-style-name="Standard" style:list-style-name="L2">
      <style:text-properties officeooo:rsid="000e9653" officeooo:paragraph-rsid="000e9653"/>
    </style:style>
    <style:style style:name="P9" style:family="paragraph" style:parent-style-name="Standard">
      <style:text-properties style:font-name="Liberation Serif" fo:font-size="12pt" officeooo:rsid="0010877f" officeooo:paragraph-rsid="00133b6a" style:font-size-asian="12pt" style:font-size-complex="12pt"/>
    </style:style>
    <style:style style:name="P10" style:family="paragraph" style:parent-style-name="Predeterminado" style:list-style-name="L1">
      <style:text-properties style:font-name="Liberation Serif" fo:font-size="12pt" officeooo:rsid="00133b6a" officeooo:paragraph-rsid="00133b6a" style:font-size-asian="12pt" style:font-size-complex="12pt"/>
    </style:style>
    <style:style style:name="T1" style:family="text">
      <style:text-properties officeooo:rsid="00133b6a"/>
    </style:style>
    <style:style style:name="T2" style:family="text">
      <style:text-properties officeooo:rsid="00163419"/>
    </style:style>
    <style:style style:name="T3" style:family="text">
      <style:text-properties officeooo:rsid="001961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18/08</text:span>/2022</text:p>
      <text:p text:style-name="P4"/>
      <text:p text:style-name="P4">TP FINAL – PYTHON NIVE<text:span text:style-name="T1">L</text:span> <text:span text:style-name="T3">AVANZADO</text:span></text:p>
      <text:p text:style-name="P6"/>
      <text:p text:style-name="P1"/>
      <text:p text:style-name="P3"><text:span text:style-name="T3">Alumna</text:span>: Macre, Nazarena Gabriela.</text:p>
      <text:p text:style-name="P9"/>
      <text:p text:style-name="P7">Profesor: Juan Barreto.</text:p>
      <text:p text:style-name="P7"/>
      <text:p text:style-name="P7"/>
      <text:p text:style-name="P1">APP Planilla del Club.</text:p>
      <text:p text:style-name="P1"/>
      <text:p text:style-name="P1">Formulario que permite la carga de datos de socios de un determinado Club.</text:p>
      <text:p text:style-name="P1"/>
      <text:list xml:id="list3255229553531243361" text:style-name="L2">
        <text:list-item>
          <text:p text:style-name="P8">Para Guardar un nuevo socio, ingresar los datos solicitados en los campos de ingreso y luego presionar el botón "Guardar"</text:p>
        </text:list-item>
        <text:list-item>
          <text:p text:style-name="P8">Para Modificar o Borrar un campo o registro de la tabla, seleccionarlo haciendo clic con el mouse sobre el mismo y presionar el botón "Seleccionar". </text:p>
          <text:list>
            <text:list-header>
              <text:p text:style-name="P8">Esto cargará los datos del ítem seleccionado en los cuadros de ingreso de datos permitiendo la modificación de cualquiera de ellos, y también habilitará los botones "Modificar" y "Borrar" para utilizar el que sea necesario.</text:p>
            </text:list-header>
          </text:list>
        </text:list-item>
        <text:list-item>
          <text:p text:style-name="P8">En la esquina inferior derecha tenemos el Botón "Salir", que nos permite salir en cualquier momento de la App.</text:p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13:49:16.817000000</meta:creation-date>
    <dc:date>2022-08-18T21:06:54.882000000</dc:date>
    <meta:editing-duration>PT20H50M16S</meta:editing-duration>
    <meta:editing-cycles>3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10" meta:word-count="133" meta:character-count="801" meta:non-whitespace-character-count="680"/>
  </office:meta>
</office:document-meta>
</file>